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8000000080F87C10564C38F3C0.png" manifest:media-type="image/png"/>
  <manifest:file-entry manifest:full-path="Pictures/100000010000008000000080E74C2D9BF429C256.png" manifest:media-type="image/png"/>
  <manifest:file-entry manifest:full-path="Pictures/100000010000008000000080864627F5021E7106.png" manifest:media-type="image/png"/>
  <manifest:file-entry manifest:full-path="Pictures/1000000100000080000000801E772DB71CB373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666666" draw:marker-start-width="0.358cm" draw:marker-end-width="0.358cm" draw:stroke-linejoin="round" svg:stroke-linecap="butt" draw:fill="solid" draw:fill-color="#999999" loext:fill-use-slide-background="false" draw:opacity="100%" draw:textarea-horizontal-align="justify" draw:textarea-vertical-align="middle" draw:auto-grow-height="false" fo:min-height="3.71cm" fo:min-width="15.601cm" fo:padding-top="0.177cm" fo:padding-bottom="0.177cm" fo:padding-left="0.302cm" fo:padding-right="0.302cm" draw:shadow="hidden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999999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05cm" svg:height="4.064cm" svg:x="2.27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11cm" svg:height="3.611cm" svg:x="2.626cm" svg:y="13.7cm">
          <draw:image xlink:href="Pictures/100000010000008000000080F87C10564C38F3C0.png" xlink:type="simple" xlink:show="embed" xlink:actuate="onLoad" draw:mime-type="image/png">
            <text:p/>
          </draw:image>
        </draw:frame>
        <draw:frame draw:style-name="gr2" draw:text-style-name="P2" draw:layer="layout" svg:width="3.611cm" svg:height="3.611cm" svg:x="6.588cm" svg:y="13.7cm">
          <draw:image xlink:href="Pictures/100000010000008000000080E74C2D9BF429C256.png" xlink:type="simple" xlink:show="embed" xlink:actuate="onLoad" draw:mime-type="image/png">
            <text:p/>
          </draw:image>
        </draw:frame>
        <draw:frame draw:style-name="gr2" draw:text-style-name="P2" draw:layer="layout" svg:width="3.611cm" svg:height="3.611cm" svg:x="10.55cm" svg:y="13.7cm">
          <draw:image xlink:href="Pictures/100000010000008000000080864627F5021E7106.png" xlink:type="simple" xlink:show="embed" xlink:actuate="onLoad" draw:mime-type="image/png">
            <text:p/>
          </draw:image>
        </draw:frame>
        <draw:frame draw:style-name="gr2" draw:text-style-name="P2" draw:layer="layout" svg:width="3.611cm" svg:height="3.611cm" svg:x="14.462cm" svg:y="13.7cm">
          <draw:image xlink:href="Pictures/1000000100000080000000801E772DB71CB373B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20T20:57:18.865000000</dc:date>
    <meta:editing-duration>PT13M1S</meta:editing-duration>
    <meta:editing-cycles>2</meta:editing-cycles>
    <meta:generator>LibreOffice/7.6.2.1$Windows_X86_64 LibreOffice_project/56f7684011345957bbf33a7ee678afaf4d2ba333</meta:generator>
    <meta:document-statistic meta:object-count="5"/>
  </office:meta>
</office:document-meta>
</file>